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4.004cm" fo:margin-left="0cm" fo:margin-top="0cm" fo:margin-bottom="0cm" table:align="left" fo:keep-with-next="always"/>
    </style:style>
    <style:style style:name="Table3.A" style:family="table-column">
      <style:table-column-properties style:column-width="1.492cm"/>
    </style:style>
    <style:style style:name="Table3.B" style:family="table-column">
      <style:table-column-properties style:column-width="12.511cm"/>
    </style:style>
    <style:style style:name="Table3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3.B1" style:family="table-cell">
      <style:table-cell-properties fo:padding="0.199cm" fo:border="0.05pt solid #000000"/>
    </style:style>
    <style:style style:name="Table3.A2" style:family="table-cell">
      <style:table-cell-properties fo:padding="0.199cm" fo:border-left="0.05pt solid #000000" fo:border-right="none" fo:border-top="none" fo:border-bottom="0.05pt solid #000000"/>
    </style:style>
    <style:style style:name="Table3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4" style:family="table">
      <style:table-properties style:width="14.004cm" fo:margin-left="0cm" fo:margin-top="0cm" fo:margin-bottom="0cm" table:align="left" fo:keep-with-next="always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2.511cm"/>
    </style:style>
    <style:style style:name="Table4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4.B1" style:family="table-cell">
      <style:table-cell-properties fo:padding="0.199cm" fo:border="0.05pt solid #000000"/>
    </style:style>
    <style:style style:name="Table4.A2" style:family="table-cell">
      <style:table-cell-properties fo:padding="0.199cm" fo:border-left="0.05pt solid #000000" fo:border-right="none" fo:border-top="none" fo:border-bottom="0.05pt solid #000000"/>
    </style:style>
    <style:style style:name="Table4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" style:family="table">
      <style:table-properties style:width="14.004cm" fo:margin-left="0cm" fo:margin-top="0cm" fo:margin-bottom="0cm" table:align="left" fo:keep-with-next="always"/>
    </style:style>
    <style:style style:name="Table2.A" style:family="table-column">
      <style:table-column-properties style:column-width="1.492cm"/>
    </style:style>
    <style:style style:name="Table2.B" style:family="table-column">
      <style:table-column-properties style:column-width="12.511cm"/>
    </style:style>
    <style:style style:name="Table2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2.B1" style:family="table-cell">
      <style:table-cell-properties fo:padding="0.199cm" fo:border="0.05pt solid #000000"/>
    </style:style>
    <style:style style:name="Table2.A2" style:family="table-cell">
      <style:table-cell-properties fo:padding="0.199cm" fo:border-left="0.05pt solid #000000" fo:border-right="none" fo:border-top="none" fo:border-bottom="0.05pt solid #000000"/>
    </style:style>
    <style:style style:name="Table2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" style:family="table">
      <style:table-properties style:width="14.004cm" fo:margin-left="0cm" fo:margin-top="0cm" fo:margin-bottom="0cm" table:align="left" fo:keep-with-next="always"/>
    </style:style>
    <style:style style:name="Table1.A" style:family="table-column">
      <style:table-column-properties style:column-width="1.492cm"/>
    </style:style>
    <style:style style:name="Table1.B" style:family="table-column">
      <style:table-column-properties style:column-width="12.511cm"/>
    </style:style>
    <style:style style:name="Table1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1.B1" style:family="table-cell">
      <style:table-cell-properties fo:padding="0.199cm" fo:border="0.05pt solid #000000"/>
    </style:style>
    <style:style style:name="Table1.A2" style:family="table-cell">
      <style:table-cell-properties fo:padding="0.199cm" fo:border-left="0.05pt solid #000000" fo:border-right="none" fo:border-top="none" fo:border-bottom="0.05pt solid #000000"/>
    </style:style>
    <style:style style:name="Table1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5" style:family="table">
      <style:table-properties style:width="14.004cm" fo:margin-left="0cm" fo:margin-top="0cm" fo:margin-bottom="0cm" table:align="left" fo:keep-with-next="always"/>
    </style:style>
    <style:style style:name="Table5.A" style:family="table-column">
      <style:table-column-properties style:column-width="1.492cm"/>
    </style:style>
    <style:style style:name="Table5.B" style:family="table-column">
      <style:table-column-properties style:column-width="12.511cm"/>
    </style:style>
    <style:style style:name="Table5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5.B1" style:family="table-cell">
      <style:table-cell-properties fo:padding="0.199cm" fo:border="0.05pt solid #000000"/>
    </style:style>
    <style:style style:name="Table6" style:family="table">
      <style:table-properties style:width="14.004cm" fo:margin-left="0cm" fo:margin-top="0cm" fo:margin-bottom="0cm" table:align="left" fo:keep-with-next="always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12.511cm"/>
    </style:style>
    <style:style style:name="Table6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6.B1" style:family="table-cell">
      <style:table-cell-properties fo:padding="0.199cm" fo:border="0.05pt solid #000000"/>
    </style:style>
    <style:style style:name="Table6.A2" style:family="table-cell">
      <style:table-cell-properties fo:padding="0.199cm" fo:border-left="0.05pt solid #000000" fo:border-right="none" fo:border-top="none" fo:border-bottom="0.05pt solid #000000"/>
    </style:style>
    <style:style style:name="Table6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7" style:family="table">
      <style:table-properties style:width="14.004cm" fo:margin-left="0cm" fo:margin-top="0cm" fo:margin-bottom="0cm" table:align="left" fo:keep-with-next="always"/>
    </style:style>
    <style:style style:name="Table7.A" style:family="table-column">
      <style:table-column-properties style:column-width="1.492cm"/>
    </style:style>
    <style:style style:name="Table7.B" style:family="table-column">
      <style:table-column-properties style:column-width="12.511cm"/>
    </style:style>
    <style:style style:name="Table7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7.B1" style:family="table-cell">
      <style:table-cell-properties fo:padding="0.199cm" fo:border="0.05pt solid #000000"/>
    </style:style>
    <style:style style:name="P1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officeooo:paragraph-rsid="000df0c0"/>
    </style:style>
    <style:style style:name="P2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ize="10pt" officeooo:rsid="0018aee2" officeooo:paragraph-rsid="0018aee2" style:font-size-asian="10pt" style:font-size-complex="10pt"/>
    </style:style>
    <style:style style:name="P3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ize="10pt" officeooo:rsid="0018aee2" officeooo:paragraph-rsid="001b83df" style:font-size-asian="10pt" style:font-size-complex="10pt"/>
    </style:style>
    <style:style style:name="P4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ize="10pt" officeooo:rsid="0018aee2" officeooo:paragraph-rsid="00227f2e" style:font-size-asian="10pt" style:font-size-complex="10pt"/>
    </style:style>
    <style:style style:name="P5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ize="10pt" officeooo:rsid="0018aee2" officeooo:paragraph-rsid="0024d8db" style:font-size-asian="10pt" style:font-size-complex="10pt"/>
    </style:style>
    <style:style style:name="P6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ize="10pt" officeooo:rsid="0018aee2" officeooo:paragraph-rsid="0025c7e6" style:font-size-asian="10pt" style:font-size-complex="10pt"/>
    </style:style>
    <style:style style:name="P7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officeooo:paragraph-rsid="001b83df"/>
    </style:style>
    <style:style style:name="P8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tyle="normal" fo:font-weight="normal" officeooo:rsid="0016c258" officeooo:paragraph-rsid="00227f2e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tyle="normal" fo:font-weight="normal" officeooo:rsid="0016c258" officeooo:paragraph-rsid="0024d8db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Liberation Mono" fo:font-size="10pt" officeooo:rsid="0005d6e1" officeooo:paragraph-rsid="000c5a8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Liberation Mono" fo:font-size="10pt" officeooo:rsid="0005d6e1" officeooo:paragraph-rsid="001b83df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Liberation Mono" fo:font-size="10pt" officeooo:rsid="0005d6e1" officeooo:paragraph-rsid="00227f2e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Liberation Mono" fo:font-size="10pt" officeooo:rsid="0005d6e1" officeooo:paragraph-rsid="0024d8db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Liberation Mono" fo:font-size="10pt" officeooo:rsid="0005d6e1" officeooo:paragraph-rsid="0025c7e6" style:font-size-asian="10pt" style:font-size-complex="10pt"/>
    </style:style>
    <style:style style:name="P15" style:family="paragraph" style:parent-style-name="Table_20_Contents">
      <style:text-properties style:font-name="Liberation Mono" fo:font-size="10pt" officeooo:rsid="0015e46e" officeooo:paragraph-rsid="0015e46e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Liberation Mono" fo:font-size="10pt" officeooo:rsid="0015e46e" officeooo:paragraph-rsid="0015e46e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Liberation Mono" fo:font-size="10pt" officeooo:rsid="0015e46e" officeooo:paragraph-rsid="001b83df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Liberation Mono" fo:font-size="10pt" officeooo:rsid="0015e46e" officeooo:paragraph-rsid="00227f2e" style:font-size-asian="10pt" style:font-size-complex="10pt"/>
    </style:style>
    <style:style style:name="P19" style:family="paragraph" style:parent-style-name="Table_20_Contents">
      <style:text-properties style:font-name="Liberation Mono" fo:font-size="10pt" officeooo:rsid="0015e46e" officeooo:paragraph-rsid="0016c258" style:font-size-asian="10pt" style:font-size-complex="10pt"/>
    </style:style>
    <style:style style:name="P20" style:family="paragraph" style:parent-style-name="Table_20_Contents">
      <style:text-properties style:font-name="Liberation Mono" fo:font-size="10pt" officeooo:rsid="0015e46e" officeooo:paragraph-rsid="0016d481" style:font-size-asian="10pt" style:font-size-complex="10pt"/>
    </style:style>
    <style:style style:name="P21" style:family="paragraph" style:parent-style-name="Table_20_Contents">
      <style:text-properties style:font-name="Liberation Mono" fo:font-size="10pt" officeooo:rsid="0015e46e" officeooo:paragraph-rsid="0016e224" style:font-size-asian="10pt" style:font-size-complex="10pt"/>
    </style:style>
    <style:style style:name="P22" style:family="paragraph" style:parent-style-name="Table_20_Contents">
      <style:text-properties style:font-name="Liberation Mono" fo:font-size="10pt" officeooo:rsid="0015e46e" officeooo:paragraph-rsid="0018aee2" style:font-size-asian="10pt" style:font-size-complex="10pt"/>
    </style:style>
    <style:style style:name="P23" style:family="paragraph" style:parent-style-name="Table_20_Contents">
      <style:text-properties style:font-name="Liberation Mono" fo:font-size="10pt" officeooo:rsid="0015e46e" officeooo:paragraph-rsid="001b83df" style:font-size-asian="10pt" style:font-size-complex="10pt"/>
    </style:style>
    <style:style style:name="P24" style:family="paragraph" style:parent-style-name="Table_20_Contents">
      <style:text-properties style:font-name="Liberation Mono" fo:font-size="10pt" officeooo:rsid="0015e46e" officeooo:paragraph-rsid="0020bc74" style:font-size-asian="10pt" style:font-size-complex="10pt"/>
    </style:style>
    <style:style style:name="P25" style:family="paragraph" style:parent-style-name="Table_20_Contents">
      <style:text-properties style:font-name="Liberation Mono" fo:font-size="10pt" officeooo:rsid="0015e46e" officeooo:paragraph-rsid="00227f2e" style:font-size-asian="10pt" style:font-size-complex="10pt"/>
    </style:style>
    <style:style style:name="P26" style:family="paragraph" style:parent-style-name="Table_20_Contents">
      <style:text-properties style:font-name="Liberation Mono" fo:font-size="10pt" officeooo:rsid="0015e46e" officeooo:paragraph-rsid="0024d8db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Liberation Mono" fo:font-size="10pt" officeooo:rsid="0016d481" officeooo:paragraph-rsid="0016d481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Liberation Mono" fo:font-size="10pt" officeooo:rsid="0016d481" officeooo:paragraph-rsid="001b83df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Liberation Mono" fo:font-size="10pt" officeooo:rsid="0016d481" officeooo:paragraph-rsid="00227f2e" style:font-size-asian="10pt" style:font-size-complex="10pt"/>
    </style:style>
    <style:style style:name="P30" style:family="paragraph" style:parent-style-name="Table_20_Contents">
      <style:text-properties style:font-name="Liberation Mono" fo:font-size="10pt" officeooo:rsid="0016e224" officeooo:paragraph-rsid="0016e224" style:font-size-asian="10pt" style:font-size-complex="10pt"/>
    </style:style>
    <style:style style:name="P31" style:family="paragraph" style:parent-style-name="Table_20_Contents">
      <style:text-properties style:font-name="Liberation Mono" fo:font-size="10pt" officeooo:rsid="0016e224" officeooo:paragraph-rsid="0018aee2" style:font-size-asian="10pt" style:font-size-complex="10pt"/>
    </style:style>
    <style:style style:name="P32" style:family="paragraph" style:parent-style-name="Table_20_Contents">
      <style:text-properties style:font-name="Liberation Mono" fo:font-size="10pt" officeooo:rsid="0016e224" officeooo:paragraph-rsid="001b83df" style:font-size-asian="10pt" style:font-size-complex="10pt"/>
    </style:style>
    <style:style style:name="P33" style:family="paragraph" style:parent-style-name="Table_20_Contents">
      <style:text-properties style:font-name="Liberation Mono" fo:font-size="10pt" officeooo:rsid="0016e224" officeooo:paragraph-rsid="00227f2e" style:font-size-asian="10pt" style:font-size-complex="10pt"/>
    </style:style>
    <style:style style:name="P34" style:family="paragraph" style:parent-style-name="Table_20_Contents">
      <style:text-properties style:font-name="Liberation Mono" fo:font-size="10pt" officeooo:rsid="0016e224" officeooo:paragraph-rsid="0024d8db" style:font-size-asian="10pt" style:font-size-complex="10pt"/>
    </style:style>
    <style:style style:name="P35" style:family="paragraph" style:parent-style-name="Table_20_Contents">
      <style:text-properties style:font-name="Liberation Mono" fo:font-size="10pt" officeooo:rsid="0016e224" officeooo:paragraph-rsid="0025c7e6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Liberation Mono" fo:font-size="10pt" officeooo:rsid="0018aee2" officeooo:paragraph-rsid="0018aee2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Liberation Mono" fo:font-size="10pt" officeooo:rsid="0018aee2" officeooo:paragraph-rsid="001b83df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Liberation Mono" fo:font-size="10pt" officeooo:rsid="0018aee2" officeooo:paragraph-rsid="00227f2e" style:font-size-asian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style:font-name="Liberation Mono" fo:font-size="10pt" officeooo:rsid="0018aee2" officeooo:paragraph-rsid="0024d8db" style:font-size-asian="10pt" style:font-size-complex="10pt"/>
    </style:style>
    <style:style style:name="P40" style:family="paragraph" style:parent-style-name="Table_20_Contents">
      <style:text-properties style:font-name="Liberation Mono" fo:font-size="10pt" officeooo:rsid="0018aee2" officeooo:paragraph-rsid="001b83df" style:font-size-asian="10pt" style:font-size-complex="10pt"/>
    </style:style>
    <style:style style:name="P41" style:family="paragraph" style:parent-style-name="Table_20_Contents">
      <style:paragraph-properties fo:text-align="end" style:justify-single-word="false"/>
      <style:text-properties style:font-name="Liberation Mono" fo:font-size="10pt" officeooo:rsid="001d9f3b" officeooo:paragraph-rsid="001d9f3b" style:font-size-asian="10pt" style:font-size-complex="10pt"/>
    </style:style>
    <style:style style:name="P42" style:family="paragraph" style:parent-style-name="Table_20_Contents">
      <style:paragraph-properties fo:text-align="end" style:justify-single-word="false"/>
      <style:text-properties style:font-name="Liberation Mono" fo:font-size="10pt" officeooo:rsid="00217702" officeooo:paragraph-rsid="00217702" style:font-size-asian="10pt" style:font-size-complex="10pt"/>
    </style:style>
    <style:style style:name="P43" style:family="paragraph" style:parent-style-name="Table_20_Contents">
      <style:paragraph-properties fo:text-align="end" style:justify-single-word="false"/>
      <style:text-properties style:font-name="Liberation Mono" fo:font-size="10pt" officeooo:rsid="00227f2e" officeooo:paragraph-rsid="00227f2e" style:font-size-asian="10pt" style:font-size-complex="10pt"/>
    </style:style>
    <style:style style:name="P44" style:family="paragraph" style:parent-style-name="Table_20_Contents">
      <style:paragraph-properties fo:text-align="end" style:justify-single-word="false"/>
      <style:text-properties style:font-name="Liberation Mono" fo:font-size="10pt" officeooo:rsid="00227f2e" officeooo:paragraph-rsid="0024d8db" style:font-size-asian="10pt" style:font-size-complex="10pt"/>
    </style:style>
    <style:style style:name="P45" style:family="paragraph" style:parent-style-name="Table_20_Contents">
      <style:paragraph-properties fo:text-align="end" style:justify-single-word="false"/>
      <style:text-properties style:font-name="Liberation Mono" fo:font-size="10pt" officeooo:rsid="00227f2e" officeooo:paragraph-rsid="0025c7e6" style:font-size-asian="10pt" style:font-size-complex="10pt"/>
    </style:style>
    <style:style style:name="P46" style:family="paragraph" style:parent-style-name="Table_20_Contents">
      <style:text-properties style:font-name="Liberation Mono" fo:font-size="10pt" officeooo:rsid="0024d8db" officeooo:paragraph-rsid="0024d8db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Liberation Mono" fo:font-size="10pt" officeooo:rsid="0024d8db" officeooo:paragraph-rsid="0024d8db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Liberation Mono" fo:font-size="10pt" officeooo:rsid="0025c7e6" officeooo:paragraph-rsid="0025c7e6" style:font-size-asian="10pt" style:font-size-complex="10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tyle="normal" fo:font-weight="normal" officeooo:rsid="00120fff" officeooo:paragraph-rsid="00120fff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120fff" officeooo:paragraph-rsid="00120fff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b83df"/>
    </style:style>
    <style:style style:name="P52" style:family="paragraph" style:parent-style-name="Standard">
      <style:text-properties officeooo:paragraph-rsid="000c5a86"/>
    </style:style>
    <style:style style:name="P53" style:family="paragraph" style:parent-style-name="Standard">
      <style:text-properties officeooo:paragraph-rsid="0018aee2"/>
    </style:style>
    <style:style style:name="P54" style:family="paragraph" style:parent-style-name="Standard">
      <style:text-properties officeooo:paragraph-rsid="001b83df"/>
    </style:style>
    <style:style style:name="P55" style:family="paragraph" style:parent-style-name="Standard">
      <style:text-properties officeooo:paragraph-rsid="0022788c"/>
    </style:style>
    <style:style style:name="P56" style:family="paragraph" style:parent-style-name="Standard">
      <style:text-properties officeooo:paragraph-rsid="00227f2e"/>
    </style:style>
    <style:style style:name="P57" style:family="paragraph" style:parent-style-name="Standard">
      <style:text-properties fo:font-size="10pt" officeooo:rsid="0018aee2" officeooo:paragraph-rsid="00227f2e" style:font-size-asian="10pt" style:font-size-complex="10pt"/>
    </style:style>
    <style:style style:name="P58" style:family="paragraph" style:parent-style-name="Standard" style:list-style-name="L1">
      <loext:graphic-properties draw:fill="none"/>
      <style:paragraph-properties fo:margin-left="1cm" fo:margin-right="0cm" fo:text-indent="-1cm" style:auto-text-indent="false" fo:background-color="transparent"/>
      <style:text-properties officeooo:paragraph-rsid="001b83df"/>
    </style:style>
    <style:style style:name="P59" style:family="paragraph" style:parent-style-name="Standard" style:list-style-name="L1">
      <loext:graphic-properties draw:fill="none"/>
      <style:paragraph-properties fo:margin-left="1cm" fo:margin-right="0cm" fo:text-indent="-1cm" style:auto-text-indent="false" fo:background-color="transparent"/>
      <style:text-properties officeooo:paragraph-rsid="000df0c0"/>
    </style:style>
    <style:style style:name="P60" style:family="paragraph" style:parent-style-name="Standard" style:list-style-name="L1">
      <loext:graphic-properties draw:fill="none"/>
      <style:paragraph-properties fo:margin-left="1cm" fo:margin-right="0cm" fo:text-indent="-1cm" style:auto-text-indent="false" fo:background-color="transparent"/>
      <style:text-properties officeooo:rsid="00227f2e" officeooo:paragraph-rsid="00227f2e"/>
    </style:style>
    <style:style style:name="P61" style:family="paragraph" style:parent-style-name="Standard" style:list-style-name="L1">
      <loext:graphic-properties draw:fill="none"/>
      <style:paragraph-properties fo:margin-left="1cm" fo:margin-right="0cm" fo:text-indent="-1cm" style:auto-text-indent="false" fo:background-color="transparent"/>
      <style:text-properties officeooo:rsid="00227f2e" officeooo:paragraph-rsid="0024d8db"/>
    </style:style>
    <style:style style:name="P62" style:family="paragraph" style:parent-style-name="Standard" style:list-style-name="L1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1b83df"/>
    </style:style>
    <style:style style:name="P63" style:family="paragraph" style:parent-style-name="Standard" style:list-style-name="L1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0df0c0"/>
    </style:style>
    <style:style style:name="P64" style:family="paragraph" style:parent-style-name="Standard" style:list-style-name="L1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18aee2"/>
    </style:style>
    <style:style style:name="P65" style:family="paragraph" style:parent-style-name="Standard" style:list-style-name="L1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22788c"/>
    </style:style>
    <style:style style:name="P66" style:family="paragraph" style:parent-style-name="Standard" style:list-style-name="L1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227f2e"/>
    </style:style>
    <style:style style:name="P6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16c258" officeooo:paragraph-rsid="0024d8db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c25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6d48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6e224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8aee2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8e8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060c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770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27f2e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4d8db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4d8db" style:font-style-asian="italic" style:font-weight-asian="normal" style:font-style-complex="italic" style:font-weight-complex="normal"/>
    </style:style>
    <style:style style:name="T13" style:family="text">
      <style:text-properties officeooo:rsid="0016d481"/>
    </style:style>
    <style:style style:name="T14" style:family="text">
      <style:text-properties officeooo:rsid="0016e224"/>
    </style:style>
    <style:style style:name="T15" style:family="text">
      <style:text-properties officeooo:rsid="0018aee2"/>
    </style:style>
    <style:style style:name="T16" style:family="text">
      <style:text-properties officeooo:rsid="001bd596"/>
    </style:style>
    <style:style style:name="T17" style:family="text">
      <style:text-properties officeooo:rsid="001c6574"/>
    </style:style>
    <style:style style:name="T18" style:family="text">
      <style:text-properties officeooo:rsid="001d9f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PEMROGRAMAN LANJUT</text:p>
      <text:p text:style-name="P50">TUGAS <text:span text:style-name="T13">5</text:span></text:p>
      <text:p text:style-name="P50"/>
      <text:p text:style-name="P50"/>
      <text:p text:style-name="P50">NAMA<text:tab/>:</text:p>
      <text:p text:style-name="P50">NIM<text:tab/><text:tab/>:</text:p>
      <text:p text:style-name="P50"/>
      <text:p text:style-name="P51"/>
      <text:list xml:id="list4982479351866415601" text:style-name="L1">
        <text:list-item>
          <text:p text:style-name="P58"><text:span text:style-name="T3">Jalankan ke</text:span><text:span text:style-name="T4">empat</text:span><text:span text:style-name="T3"> kode program di bawah</text:span><text:span text:style-name="T2">!</text:span></text:p>
        </text:list-item>
      </text:list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1</text:p>
            <text:p text:style-name="P11">2</text:p>
            <text:p text:style-name="P11">3</text:p>
            <text:p text:style-name="P17">4</text:p>
            <text:p text:style-name="P17">5</text:p>
            <text:p text:style-name="P17">6</text:p>
            <text:p text:style-name="P17">7</text:p>
            <text:p text:style-name="P17">8</text:p>
            <text:p text:style-name="P17">9</text:p>
            <text:p text:style-name="P17">10</text:p>
            <text:p text:style-name="P17">11</text:p>
            <text:p text:style-name="P17">12</text:p>
            <text:p text:style-name="P17">13</text:p>
          </table:table-cell>
          <table:table-cell table:style-name="Table3.B1" office:value-type="string">
            <text:p text:style-name="P23">#include &lt;stdio.h&gt;</text:p>
            <text:p text:style-name="P23"/>
            <text:p text:style-name="P23">int main()</text:p>
            <text:p text:style-name="P23">{</text:p>
            <text:p text:style-name="P23"><text:s text:c="2"/><text:span text:style-name="T13">int a, batas;</text:span></text:p>
            <text:p text:style-name="P23"><text:s text:c="2"/><text:span text:style-name="T16">batas=1000;</text:span></text:p>
            <text:p text:style-name="P23"/>
            <text:p text:style-name="P23"><text:s text:c="2"/><text:span text:style-name="T13">for (a=0;a&lt;batas;a++) {</text:span></text:p>
            <text:p text:style-name="P23"><text:s text:c="4"/><text:span text:style-name="T13">printf(“%d ”, a);</text:span></text:p>
            <text:p text:style-name="P23"><text:s text:c="2"/><text:span text:style-name="T13">}</text:span></text:p>
            <text:p text:style-name="P23"/>
            <text:p text:style-name="P23"><text:s text:c="2"/>return (0);</text:p>
            <text:p text:style-name="P23">}</text:p>
          </table:table-cell>
        </table:table-row>
        <table:table-row>
          <table:table-cell table:style-name="Table3.A2" office:value-type="string">
            <text:p text:style-name="P11">1</text:p>
            <text:p text:style-name="P11">2</text:p>
            <text:p text:style-name="P11">3</text:p>
            <text:p text:style-name="P17">4</text:p>
            <text:p text:style-name="P17">5</text:p>
            <text:p text:style-name="P17">6</text:p>
            <text:p text:style-name="P17">7</text:p>
            <text:p text:style-name="P17">8</text:p>
            <text:p text:style-name="P17">9</text:p>
            <text:p text:style-name="P17">10</text:p>
            <text:p text:style-name="P17">11</text:p>
            <text:p text:style-name="P17">12</text:p>
            <text:p text:style-name="P17">13</text:p>
            <text:p text:style-name="P28">14</text:p>
            <text:p text:style-name="P28">15</text:p>
          </table:table-cell>
          <table:table-cell table:style-name="Table3.B2" office:value-type="string">
            <text:p text:style-name="P23">#include &lt;stdio.h&gt;</text:p>
            <text:p text:style-name="P23"/>
            <text:p text:style-name="P23">int main()</text:p>
            <text:p text:style-name="P23">{</text:p>
            <text:p text:style-name="P23"><text:s text:c="2"/><text:span text:style-name="T13">int a, batas;</text:span></text:p>
            <text:p text:style-name="P23"><text:s text:c="2"/><text:span text:style-name="T17">batas = 1000;</text:span></text:p>
            <text:p text:style-name="P23"/>
            <text:p text:style-name="P23"><text:s text:c="2"/><text:span text:style-name="T13">a=0;</text:span></text:p>
            <text:p text:style-name="P23"><text:s text:c="2"/><text:span text:style-name="T13">while (a&lt;batas) {</text:span></text:p>
            <text:p text:style-name="P23"><text:s text:c="4"/><text:span text:style-name="T13">printf(“%d ”, a);</text:span></text:p>
            <text:p text:style-name="P23"><text:s text:c="4"/><text:span text:style-name="T13">a++;</text:span></text:p>
            <text:p text:style-name="P23"><text:s text:c="2"/><text:span text:style-name="T13">}</text:span></text:p>
            <text:p text:style-name="P23"/>
            <text:p text:style-name="P23"><text:s text:c="2"/>return (0);</text:p>
            <text:p text:style-name="P23">}</text:p>
          </table:table-cell>
        </table:table-row>
        <table:table-row>
          <table:table-cell table:style-name="Table3.A2" office:value-type="string">
            <text:p text:style-name="P11">1</text:p>
            <text:p text:style-name="P11">2</text:p>
            <text:p text:style-name="P11">3</text:p>
            <text:p text:style-name="P17">4</text:p>
            <text:p text:style-name="P17">5</text:p>
            <text:p text:style-name="P17">6</text:p>
            <text:p text:style-name="P17">7</text:p>
            <text:p text:style-name="P17">8</text:p>
            <text:p text:style-name="P17">9</text:p>
            <text:p text:style-name="P17">10</text:p>
            <text:p text:style-name="P17">11</text:p>
            <text:p text:style-name="P17">12</text:p>
            <text:p text:style-name="P17">13</text:p>
            <text:p text:style-name="P28">14</text:p>
            <text:p text:style-name="P42">15</text:p>
            <text:p text:style-name="P42">16</text:p>
            <text:p text:style-name="P42">17</text:p>
            <text:p text:style-name="P42"/>
            <text:p text:style-name="P42"/>
            <text:p text:style-name="P42"/>
          </table:table-cell>
          <table:table-cell table:style-name="Table3.B2" office:value-type="string">
            <text:p text:style-name="P23">#include &lt;stdio.h&gt;</text:p>
            <text:p text:style-name="P23"/>
            <text:p text:style-name="P23">int main()</text:p>
            <text:p text:style-name="P23">{</text:p>
            <text:p text:style-name="P23"><text:s text:c="2"/><text:span text:style-name="T16">int a, batas;</text:span></text:p>
            <text:p text:style-name="P23"><text:s text:c="2"/><text:span text:style-name="T18">batas = 1000;</text:span></text:p>
            <text:p text:style-name="P23"><text:s text:c="2"/><text:span text:style-name="T18">a=0;</text:span></text:p>
            <text:p text:style-name="P23"><text:s text:c="2"/><text:span text:style-name="T14">fungsiRekursif(a, b);</text:span></text:p>
            <text:p text:style-name="P23"/>
            <text:p text:style-name="P23"><text:s text:c="2"/>return (0);</text:p>
            <text:p text:style-name="P23">}</text:p>
            <text:p text:style-name="P23"/>
            <text:p text:style-name="P32">void fungsiRekursif (int a, <text:span text:style-name="T18">int b</text:span>) {</text:p>
            <text:p text:style-name="P23"><text:s text:c="2"/><text:span text:style-name="T13">printf(“%d ”, a);</text:span></text:p>
            <text:p text:style-name="P23"><text:s text:c="2"/><text:span text:style-name="T18">if (a&lt;b)</text:span></text:p>
            <text:p text:style-name="P32"><text:s text:c="4"/>fungsiRekursif (a+1, <text:span text:style-name="T18">b</text:span>);</text:p>
            <text:p text:style-name="P32">}</text:p>
          </table:table-cell>
        </table:table-row>
        <text:soft-page-break/>
        <table:table-row>
          <table:table-cell table:style-name="Table3.A2" office:value-type="string">
            <text:p text:style-name="P11">1</text:p>
            <text:p text:style-name="P11">2</text:p>
            <text:p text:style-name="P11">3</text:p>
            <text:p text:style-name="P17">4</text:p>
            <text:p text:style-name="P17">5</text:p>
            <text:p text:style-name="P17">6</text:p>
            <text:p text:style-name="P17">7</text:p>
            <text:p text:style-name="P17">8</text:p>
            <text:p text:style-name="P17">9</text:p>
            <text:p text:style-name="P17">10</text:p>
            <text:p text:style-name="P17">11</text:p>
            <text:p text:style-name="P17">12</text:p>
            <text:p text:style-name="P17">13</text:p>
            <text:p text:style-name="P28">14</text:p>
            <text:p text:style-name="P37">15</text:p>
            <text:p text:style-name="P37">16</text:p>
            <text:p text:style-name="P41">17</text:p>
            <text:p text:style-name="P41">18</text:p>
            <text:p text:style-name="P41">19</text:p>
            <text:p text:style-name="P41">20</text:p>
          </table:table-cell>
          <table:table-cell table:style-name="Table3.B2" office:value-type="string">
            <text:p text:style-name="P23">#include &lt;stdio.h&gt;</text:p>
            <text:p text:style-name="P23"/>
            <text:p text:style-name="P23">int main()</text:p>
            <text:p text:style-name="P23">{</text:p>
            <text:p text:style-name="P23"><text:s text:c="2"/><text:span text:style-name="T15">int a, batas;</text:span></text:p>
            <text:p text:style-name="P23"><text:s text:c="2"/><text:span text:style-name="T18">batas = 1000;</text:span></text:p>
            <text:p text:style-name="P23"><text:s text:c="2"/><text:span text:style-name="T15">a = 0;</text:span></text:p>
            <text:p text:style-name="P40"><text:s text:c="2"/>a = fungsiRekursif(a, batas);</text:p>
            <text:p text:style-name="P24"><text:s text:c="2"/><text:span text:style-name="T13">printf(“%d ”, a);</text:span></text:p>
            <text:p text:style-name="P23"><text:s text:c="2"/>return (0);</text:p>
            <text:p text:style-name="P23">}</text:p>
            <text:p text:style-name="P23"/>
            <text:p text:style-name="P32"><text:span text:style-name="T15">int</text:span> fungsiRekursif (int a, <text:span text:style-name="T18">int b</text:span>) {</text:p>
            <text:p text:style-name="P23"><text:s text:c="2"/><text:span text:style-name="T13">printf(“%d ”, a);</text:span></text:p>
            <text:p text:style-name="P23"><text:s text:c="2"/><text:span text:style-name="T18">if (a&lt;b)</text:span></text:p>
            <text:p text:style-name="P32"><text:s text:c="4"/>fungsiRekursif (a+1);</text:p>
            <text:p text:style-name="P32"/>
            <text:p text:style-name="P32"><text:s text:c="2"/><text:span text:style-name="T18">return (a*b);</text:span></text:p>
            <text:p text:style-name="P32">}</text:p>
          </table:table-cell>
        </table:table-row>
      </table:table>
      <text:p text:style-name="P54"/>
      <text:p text:style-name="P54"/>
      <text:list xml:id="list111145525850572" text:continue-numbering="true" text:style-name="L1">
        <text:list-item>
          <text:p text:style-name="P62"><text:span text:style-name="T5">Jelaskan perbedaan</text:span><text:span text:style-name="T3"> ke</text:span><text:span text:style-name="T4">empat</text:span><text:span text:style-name="T3"> kode program di </text:span><text:span text:style-name="T5">atas</text:span><text:span text:style-name="T2">!</text:span></text:p>
        </text:list-item>
      </text:list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a.</text:p>
          </table:table-cell>
          <table:table-cell table:style-name="Table4.B1" office:value-type="string"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  <table:table-row>
          <table:table-cell table:style-name="Table4.A2" office:value-type="string">
            <text:p text:style-name="P37">b.</text:p>
          </table:table-cell>
          <table:table-cell table:style-name="Table4.B2" office:value-type="string"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  <table:table-row>
          <table:table-cell table:style-name="Table4.A2" office:value-type="string">
            <text:p text:style-name="P37">c.</text:p>
          </table:table-cell>
          <table:table-cell table:style-name="Table4.B2" office:value-type="string">
            <text:p text:style-name="P32"/>
            <text:p text:style-name="P32"/>
            <text:p text:style-name="P32"/>
            <text:p text:style-name="P32"/>
            <text:p text:style-name="P32"/>
          </table:table-cell>
        </table:table-row>
        <table:table-row>
          <table:table-cell table:style-name="Table4.A2" office:value-type="string">
            <text:p text:style-name="P37">d.</text:p>
          </table:table-cell>
          <table:table-cell table:style-name="Table4.B2" office:value-type="string">
            <text:p text:style-name="P32"/>
            <text:p text:style-name="P32"/>
            <text:p text:style-name="P32"/>
            <text:p text:style-name="P32"/>
            <text:p text:style-name="P32"/>
          </table:table-cell>
        </table:table-row>
      </table:table>
      <text:p text:style-name="P51"/>
      <text:list xml:id="list111145629470614" text:continue-numbering="true" text:style-name="L1">
        <text:list-header>
          <text:p text:style-name="P63"/>
        </text:list-header>
        <text:list-item>
          <text:p text:style-name="P59"><text:span text:style-name="T3">Jalankan </text:span><text:span text:style-name="T7">ketiga</text:span><text:span text:style-name="T3"> kode program di bawah </text:span><text:span text:style-name="T6">selama sekitar 5 menit</text:span><text:span text:style-name="T2">!</text:span></text:p>
        </text:list-item>
      </text:list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1</text:p>
            <text:p text:style-name="P10">2</text:p>
            <text:p text:style-name="P10">3</text:p>
            <text:p text:style-name="P16">4</text:p>
            <text:p text:style-name="P16">5</text:p>
            <text:p text:style-name="P16">6</text:p>
            <text:p text:style-name="P16">7</text:p>
            <text:p text:style-name="P16">8</text:p>
            <text:p text:style-name="P16"><text:soft-page-break/>9</text:p>
            <text:p text:style-name="P16">10</text:p>
            <text:p text:style-name="P16">11</text:p>
            <text:p text:style-name="P16">12</text:p>
            <text:p text:style-name="P16">13</text:p>
          </table:table-cell>
          <table:table-cell table:style-name="Table2.B1" office:value-type="string">
            <text:p text:style-name="P19">#include &lt;stdio.h&gt;</text:p>
            <text:p text:style-name="P15"/>
            <text:p text:style-name="P15"/>
            <text:p text:style-name="P20">int main()</text:p>
            <text:p text:style-name="P20">{</text:p>
            <text:p text:style-name="P15"><text:s text:c="2"/><text:span text:style-name="T13">int a;</text:span></text:p>
            <text:p text:style-name="P15"/>
            <text:p text:style-name="P15"><text:s text:c="2"/><text:span text:style-name="T13">for (a=0;;a++) {</text:span></text:p>
            <text:p text:style-name="P15"><text:soft-page-break/><text:s text:c="4"/><text:span text:style-name="T13">printf(“%d ”, a);</text:span></text:p>
            <text:p text:style-name="P15"><text:s text:c="2"/><text:span text:style-name="T13">}</text:span></text:p>
            <text:p text:style-name="P15"/>
            <text:p text:style-name="P15"><text:s text:c="2"/>return (0);</text:p>
            <text:p text:style-name="P15">}</text:p>
          </table:table-cell>
        </table:table-row>
        <table:table-row>
          <table:table-cell table:style-name="Table2.A2" office:value-type="string">
            <text:p text:style-name="P10">1</text:p>
            <text:p text:style-name="P10">2</text:p>
            <text:p text:style-name="P10">3</text:p>
            <text:p text:style-name="P16">4</text:p>
            <text:p text:style-name="P16">5</text:p>
            <text:p text:style-name="P16">6</text:p>
            <text:p text:style-name="P16">7</text:p>
            <text:p text:style-name="P16">8</text:p>
            <text:p text:style-name="P16">9</text:p>
            <text:p text:style-name="P16">10</text:p>
            <text:p text:style-name="P16">11</text:p>
            <text:p text:style-name="P16">12</text:p>
            <text:p text:style-name="P16">13</text:p>
            <text:p text:style-name="P27">14</text:p>
            <text:p text:style-name="P27">15</text:p>
          </table:table-cell>
          <table:table-cell table:style-name="Table2.B2" office:value-type="string">
            <text:p text:style-name="P19">#include &lt;stdio.h&gt;</text:p>
            <text:p text:style-name="P15"/>
            <text:p text:style-name="P15"/>
            <text:p text:style-name="P20">int main()</text:p>
            <text:p text:style-name="P20">{</text:p>
            <text:p text:style-name="P15"><text:s text:c="2"/><text:span text:style-name="T13">int a;</text:span></text:p>
            <text:p text:style-name="P15"/>
            <text:p text:style-name="P15"><text:s text:c="2"/><text:span text:style-name="T13">a=0;</text:span></text:p>
            <text:p text:style-name="P15"><text:s text:c="2"/><text:span text:style-name="T13">while () {</text:span></text:p>
            <text:p text:style-name="P15"><text:s text:c="4"/><text:span text:style-name="T13">printf(“%d ”, a);</text:span></text:p>
            <text:p text:style-name="P15"><text:s text:c="4"/><text:span text:style-name="T13">a++</text:span></text:p>
            <text:p text:style-name="P15"><text:s text:c="2"/><text:span text:style-name="T13">}</text:span></text:p>
            <text:p text:style-name="P15"/>
            <text:p text:style-name="P15"><text:s text:c="2"/>return (0);</text:p>
            <text:p text:style-name="P15">}</text:p>
          </table:table-cell>
        </table:table-row>
        <table:table-row>
          <table:table-cell table:style-name="Table2.A2" office:value-type="string">
            <text:p text:style-name="P10">1</text:p>
            <text:p text:style-name="P10">2</text:p>
            <text:p text:style-name="P10">3</text:p>
            <text:p text:style-name="P16">4</text:p>
            <text:p text:style-name="P16">5</text:p>
            <text:p text:style-name="P16">6</text:p>
            <text:p text:style-name="P16">7</text:p>
            <text:p text:style-name="P16">8</text:p>
            <text:p text:style-name="P16">9</text:p>
            <text:p text:style-name="P16">10</text:p>
            <text:p text:style-name="P16">11</text:p>
            <text:p text:style-name="P16">12</text:p>
            <text:p text:style-name="P16">13</text:p>
            <text:p text:style-name="P27">14</text:p>
          </table:table-cell>
          <table:table-cell table:style-name="Table2.B2" office:value-type="string">
            <text:p text:style-name="P19">#include &lt;stdio.h&gt;</text:p>
            <text:p text:style-name="P15"/>
            <text:p text:style-name="P15"/>
            <text:p text:style-name="P20">int main()</text:p>
            <text:p text:style-name="P20">{</text:p>
            <text:p text:style-name="P15"><text:s text:c="2"/><text:span text:style-name="T14">fungsiRekursif(0);</text:span></text:p>
            <text:p text:style-name="P15"/>
            <text:p text:style-name="P15"><text:s text:c="2"/>return (0);</text:p>
            <text:p text:style-name="P15">}</text:p>
            <text:p text:style-name="P15"/>
            <text:p text:style-name="P30">void fungsiRekursif (int a) {</text:p>
            <text:p text:style-name="P21"><text:s text:c="2"/><text:span text:style-name="T13">printf(“%d ”, a);</text:span></text:p>
            <text:p text:style-name="P30"><text:s text:c="2"/>fungsiRekursif (a+1);</text:p>
            <text:p text:style-name="P30">}</text:p>
          </table:table-cell>
        </table:table-row>
      </table:table>
      <text:p text:style-name="P52"/>
      <text:p text:style-name="P52"/>
      <text:list xml:id="list111145378260200" text:continue-numbering="true" text:style-name="L1">
        <text:list-item>
          <text:p text:style-name="P64"><text:span text:style-name="T5">Jelaskan perbedaan</text:span><text:span text:style-name="T3"> </text:span><text:span text:style-name="T8">ketiga</text:span><text:span text:style-name="T3"> kode program di </text:span><text:span text:style-name="T5">atas</text:span><text:span text:style-name="T2">!</text:span>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a.</text:p>
          </table:table-cell>
          <table:table-cell table:style-name="Table1.B1" office:value-type="string"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  <table:table-row>
          <table:table-cell table:style-name="Table1.A2" office:value-type="string">
            <text:p text:style-name="P36">b.</text:p>
          </table:table-cell>
          <table:table-cell table:style-name="Table1.B2" office:value-type="string"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  <table:table-row>
          <table:table-cell table:style-name="Table1.A2" office:value-type="string">
            <text:p text:style-name="P36">c.</text:p>
          </table:table-cell>
          <table:table-cell table:style-name="Table1.B2" office:value-type="string">
            <text:p text:style-name="P31"/>
            <text:p text:style-name="P31"/>
            <text:p text:style-name="P31"/>
            <text:p text:style-name="P31"/>
            <text:p text:style-name="P31"/>
          </table:table-cell>
        </table:table-row>
      </table:table>
      <text:p text:style-name="P53"/>
      <text:p text:style-name="P55"/>
      <text:p text:style-name="P55"/>
      <text:list xml:id="list111144630713835" text:continue-numbering="true" text:style-name="L1">
        <text:list-item>
          <text:p text:style-name="P65"><text:soft-page-break/><text:span text:style-name="T5">J</text:span><text:span text:style-name="T9">alankan program di bawah 5 kali</text:span><text:span text:style-name="T2">!</text:span></text:p>
        </text:list-item>
      </text:list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1</text:p>
            <text:p text:style-name="P12">2</text:p>
            <text:p text:style-name="P12">3</text:p>
            <text:p text:style-name="P18">4</text:p>
            <text:p text:style-name="P18">5</text:p>
            <text:p text:style-name="P18">6</text:p>
            <text:p text:style-name="P18">7</text:p>
            <text:p text:style-name="P18">8</text:p>
            <text:p text:style-name="P18">9</text:p>
            <text:p text:style-name="P18">10</text:p>
            <text:p text:style-name="P18">11</text:p>
            <text:p text:style-name="P18">12</text:p>
            <text:p text:style-name="P18">13</text:p>
            <text:p text:style-name="P29">14</text:p>
          </table:table-cell>
          <table:table-cell table:style-name="Table5.B1" office:value-type="string">
            <text:p text:style-name="P25">#include &lt;stdio.h&gt;</text:p>
            <text:p text:style-name="P25"/>
            <text:p text:style-name="P25"/>
            <text:p text:style-name="P25">int main()</text:p>
            <text:p text:style-name="P25">{</text:p>
            <text:p text:style-name="P25"><text:s text:c="2"/><text:span text:style-name="T14">fungsiRekursif(0);</text:span></text:p>
            <text:p text:style-name="P25"/>
            <text:p text:style-name="P25"><text:s text:c="2"/>return (0);</text:p>
            <text:p text:style-name="P25">}</text:p>
            <text:p text:style-name="P25"/>
            <text:p text:style-name="P33">void fungsiRekursif (int a) {</text:p>
            <text:p text:style-name="P25"><text:s text:c="2"/><text:span text:style-name="T13">printf(“%d ”, a);</text:span></text:p>
            <text:p text:style-name="P33"><text:s text:c="2"/>fungsiRekursif (a+1);</text:p>
            <text:p text:style-name="P33">}</text:p>
          </table:table-cell>
        </table:table-row>
      </table:table>
      <text:p text:style-name="P56"/>
      <text:p text:style-name="P56"/>
      <text:list xml:id="list111144308918418" text:continue-numbering="true" text:style-name="L1">
        <text:list-item>
          <text:p text:style-name="P66"><text:span text:style-name="T9">Ambil screenshoot hasil dari running program pada soal 5</text:span><text:span text:style-name="T2">!</text:span></text:p>
        </text:list-item>
      </text:list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8">a.</text:p>
          </table:table-cell>
          <table:table-cell table:style-name="Table6.B1" office:value-type="string"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  <table:table-row>
          <table:table-cell table:style-name="Table6.A2" office:value-type="string">
            <text:p text:style-name="P38">b.</text:p>
          </table:table-cell>
          <table:table-cell table:style-name="Table6.B2" office:value-type="string"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  <table:table-row>
          <table:table-cell table:style-name="Table6.A2" office:value-type="string">
            <text:p text:style-name="P38">c.</text:p>
          </table:table-cell>
          <table:table-cell table:style-name="Table6.B2" office:value-type="string"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  <table:table-row>
          <table:table-cell table:style-name="Table6.A2" office:value-type="string">
            <text:p text:style-name="P43">d.</text:p>
          </table:table-cell>
          <table:table-cell table:style-name="Table6.B2" office:value-type="string"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  <table:table-row>
          <table:table-cell table:style-name="Table6.A2" office:value-type="string">
            <text:p text:style-name="P43">e.</text:p>
          </table:table-cell>
          <table:table-cell table:style-name="Table6.B2" office:value-type="string">
            <text:p text:style-name="P33"/>
            <text:p text:style-name="P33"/>
            <text:p text:style-name="P33"/>
            <text:p text:style-name="P33"/>
            <text:p text:style-name="P33"/>
          </table:table-cell>
        </table:table-row>
      </table:table>
      <text:p text:style-name="P8"/>
      <text:p text:style-name="P8"/>
      <text:list xml:id="list111144882920642" text:continue-numbering="true" text:style-name="L1">
        <text:list-item>
          <text:p text:style-name="P60"><text:span text:style-name="T2">B</text:span><text:span text:style-name="T1">uatlah ulang program pada soal nomor 5, dengan menggunakan versi perulangannya (</text:span><text:span text:style-name="T11">for / while</text:span><text:span text:style-name="T1">)!</text:span></text:p>
        </text:list-item>
      </text:list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1</text:p>
            <text:p text:style-name="P43">2</text:p>
            <text:p text:style-name="P12">...</text:p>
          </table:table-cell>
          <table:table-cell table:style-name="Table7.B1" office:value-type="string">
            <text:p text:style-name="P33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tyle="normal" fo:font-weight="normal" officeooo:rsid="000a1373" style:font-style-asian="normal" style:font-weight-asian="normal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37:06.741000000</meta:creation-date>
    <dc:date>2018-03-17T11:11:43.577000000</dc:date>
    <meta:editing-duration>PT1H7M51S</meta:editing-duration>
    <meta:editing-cycles>25</meta:editing-cycles>
    <meta:generator>LibreOffice/5.2.4.2$Windows_X86_64 LibreOffice_project/3d5603e1122f0f102b62521720ab13a38a4e0eb0</meta:generator>
    <meta:document-statistic meta:table-count="7" meta:image-count="0" meta:object-count="0" meta:page-count="4" meta:paragraph-count="239" meta:word-count="402" meta:character-count="1774" meta:non-whitespace-character-count="1497"/>
  </office:meta>
</office:document-meta>
</file>